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NimbusRomNo9L-Regu" svg:font-family="NimbusRomNo9L-Regu"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5b8d9"/>
    </style:style>
    <style:style style:name="P2" style:family="paragraph" style:parent-style-name="Standard">
      <style:text-properties officeooo:rsid="0002abc6" officeooo:paragraph-rsid="0002abc6"/>
    </style:style>
    <style:style style:name="P3" style:family="paragraph" style:parent-style-name="Standard">
      <style:text-properties officeooo:rsid="0002abc6" officeooo:paragraph-rsid="0005215d"/>
    </style:style>
    <style:style style:name="T1" style:family="text">
      <style:text-properties officeooo:rsid="0003ad3b"/>
    </style:style>
    <style:style style:name="T2" style:family="text">
      <style:text-properties officeooo:rsid="0005215d"/>
    </style:style>
    <style:style style:name="T3" style:family="text">
      <style:text-properties style:font-name="NimbusRomNo9L-Regu" fo:font-size="12pt" style:font-size-asian="12pt"/>
    </style:style>
    <style:style style:name="T4" style:family="text">
      <style:text-properties style:font-name="NimbusRomNo9L-Regu" fo:font-size="12pt" officeooo:rsid="0005b8d9" style:font-size-asian="12pt"/>
    </style:style>
    <style:style style:name="T5" style:family="text">
      <style:text-properties officeooo:rsid="0005b8d9"/>
    </style:style>
    <style:style style:name="T6"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IIII) Algorithme de la colonie de fourmi</text:p>
      <text:p text:style-name="Text_20_body"><text:span text:style-name="T6"><text:tab/></text:span>i) Principe <text:span text:style-name="T5">de l’algorithme</text:span></text:p>
      <text:p text:style-name="Text_20_body"/>
      <text:p text:style-name="P1"><text:tab/>L’algorithme dit des colonies de fourmis repose sur un principe similaire aux fourmilières dans lesquelles les fourmis cherchent à trouver de la nourriture et libèrent de la phéromone sur les chemins avec le plus de potentiel. Ici en se basant sur une répartition semi aléatoire de nos fourmis, nous cherchons à trouver le chemin avec le plus court trajet pour parcourir le chemin entre toute les villes.Les fourmis partent initialement de la source et parcourent les différents chemins possibles jusqu’à la fin. Les quantités de phéromone <text:span text:style-name="T5">s</text:span>ont initialement égales. Sur leur chemin de retour, les fourmis déposent de la phéromone sur les différents chemins. <text:span text:style-name="T5">L</text:span>a nouvelle valeur de la quantité <text:s text:c="2"/>de phéromone est inversement proportionnelle à la longueur du chemin.</text:p>
      <text:p text:style-name="P1"><text:tab/>Un aller-retour d’une seule fourmi constitue une construction complète de la solution. Le processus est réitéré, et les fourmis repartent à nouveau de la source. Une fourmi donnée va choisir entre les chemins selon la probabilité. <text:span text:style-name="T5">Ainsi les chemins avec le plus de potentiel verront la probabilité d’être choisis augmenter grâce à une mise à jour des probabilités à chaque tour de boucle.</text:span></text:p>
      <text:p text:style-name="P1"><text:span text:style-name="T6"><text:tab/></text:span></text:p>
      <text:p text:style-name="P1"><text:span text:style-name="T6"><text:tab/></text:span>ii) Difficultés rencontrées</text:p>
      <text:p text:style-name="Text_20_body"/>
      <text:p text:style-name="Text_20_body"><text:tab/><text:span text:style-name="T5">La principale difficulté que nous avons rencontrée lors de la modélisation de cet algorithme est la multitude des paramètres à prendre en compte : en effet nous avons choisi de modéliser chaque fourmi par une matrice des villes, chaque élément de cette matrice étant un triplet modélisant la quantité de phéromone présente sur l’arrête entre les villes i et j, la distance séparant nos deux villes <text:s/>et enfin un booléen valant true si l’arrête avait été empruntée, false sinon. </text:span></text:p>
      <text:p text:style-name="Text_20_body"><text:tab/>Nous nous retrouvions ainsi avec une liste de fourmis, chacune modélisée par une matrice de triplet, une modélisation sans doute très lourde pour le problème auquel nous étions confrontés, ceci engendrant des parcours et des appels à des coefficients compliqués.</text:p>
      <text:p text:style-name="P1"><text:span text:style-name="T6"><text:tab/></text:span></text:p>
      <text:p text:style-name="P1"><text:span text:style-name="T6"><text:tab/></text:span>ii<text:span text:style-name="T2">i</text:span>) R<text:span text:style-name="T1">é</text:span>sulta<text:span text:style-name="T1">t</text:span>s</text:p>
      <text:p text:style-name="Text_20_body"/>
      <text:p text:style-name="Text_20_body"><text:tab/><text:span text:style-name="T2">Nous n’avons pas réussi à obtenir de résultats concluants avec ce modèle, en effet notre programme retourne toujours le même modèle de solution, l’ordre décroissant des villes, peu importe initialisation effectuée et/ou l’instance testée. </text:span></text:p>
      <text:p text:style-name="Text_20_body"><text:tab/>L’algorithme de colonies de fourmis est à l’origine principalement utilisé pour produire <text:span text:style-name="T3">des solutions quasi-optimales au problème du voyageur de commerce, mais notre algorithme ne donnant aucune solution probante, nous ne pouvions espérer </text:span><text:span text:style-name="T4">rendre meilleure</text:span><text:span text:style-name="T3"> cette solution avec un algorithme d’</text:span><text:span text:style-name="T4">amélioration...</text:span></text:p>
      <text:p text:style-name="P3"><text:soft-page-break/><text:span text:style-name="T2"><text:s text:c="2"/></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NimbusRomNo9L-Regu" svg:font-family="NimbusRomNo9L-Regu"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3T21:24:00.688000000</meta:creation-date>
    <dc:date>2018-11-03T22:16:16.813000000</dc:date>
    <meta:editing-duration>PT15S</meta:editing-duration>
    <meta:editing-cycles>1</meta:editing-cycles>
    <meta:document-statistic meta:table-count="0" meta:image-count="0" meta:object-count="0" meta:page-count="2" meta:paragraph-count="13" meta:word-count="393" meta:character-count="2558" meta:non-whitespace-character-count="2157"/>
    <meta:generator>LibreOffice/5.4.5.1$Windows_X86_64 LibreOffice_project/79c9829dd5d8054ec39a82dc51cd9eff340dbee8</meta:generator>
  </office:meta>
</office:document-meta>
</file>